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5130000017A1CD43826.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Fett" style:font-family-generic="swiss" style:font-pitch="variable"/>
    <style:font-face style:name="Arial4" svg:font-family="Arial" style:font-adornments="Standar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imes New Roman" svg:font-family="'Times New Roman'" style:font-family-generic="system" style:font-pitch="variable"/>
  </office:font-face-decls>
  <office:automatic-styles>
    <style:style style:name="Tabelle1" style:family="table">
      <style:table-properties style:width="14.492cm" fo:margin-top="0cm" fo:margin-bottom="0cm" table:align="center" style:writing-mode="page"/>
    </style:style>
    <style:style style:name="Tabelle1.A" style:family="table-column">
      <style:table-column-properties style:column-width="2.755cm"/>
    </style:style>
    <style:style style:name="Tabelle1.B" style:family="table-column">
      <style:table-column-properties style:column-width="2.26cm"/>
    </style:style>
    <style:style style:name="Tabelle1.C" style:family="table-column">
      <style:table-column-properties style:column-width="2.723cm"/>
    </style:style>
    <style:style style:name="Tabelle1.D" style:family="table-column">
      <style:table-column-properties style:column-width="6.754cm"/>
    </style:style>
    <style:style style:name="Tabelle1.1" style:family="table-row">
      <style:table-row-properties style:min-row-height="0.787cm" fo:keep-together="auto"/>
    </style:style>
    <style:style style:name="Tabelle1.A1" style:family="table-cell">
      <style:table-cell-properties style:vertical-align="bottom" fo:background-color="#cccccc" fo:padding-left="0.049cm" fo:padding-right="0.049cm" fo:padding-top="0cm" fo:padding-bottom="0cm" fo:border-left="0.05pt solid #000000" fo:border-right="none" fo:border-top="0.05pt solid #000000" fo:border-bottom="0.05pt solid #000000">
        <style:background-image/>
      </style:table-cell-properties>
    </style:style>
    <style:style style:name="Tabelle1.D1" style:family="table-cell">
      <style:table-cell-properties style:vertical-align="bottom" fo:background-color="#cccccc" fo:padding-left="0.049cm" fo:padding-right="0.049cm" fo:padding-top="0cm" fo:padding-bottom="0cm" fo:border="0.05pt solid #000000">
        <style:background-image/>
      </style:table-cell-properties>
    </style:style>
    <style:style style:name="Tabelle1.2" style:family="table-row">
      <style:table-row-properties style:min-row-height="0.778cm" fo:keep-together="auto"/>
    </style:style>
    <style:style style:name="Tabelle1.A2"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B2"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C2"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D2" style:family="table-cell">
      <style:table-cell-properties style:vertical-align="middle" fo:padding-left="0.049cm" fo:padding-right="0.049cm" fo:padding-top="0cm" fo:padding-bottom="0cm" fo:border="0.05pt solid #000000"/>
    </style:style>
    <style:style style:name="Tabelle1.A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B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C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D3"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Tabelle1.A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B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C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D4"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Tabelle1.A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B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C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D5"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P1" style:family="paragraph" style:parent-style-name="Standard">
      <style:text-properties style:font-name="Arial1" fo:font-size="16pt" style:font-size-asian="16pt" style:font-size-complex="16pt"/>
    </style:style>
    <style:style style:name="P2" style:family="paragraph" style:parent-style-name="Standard">
      <style:text-properties fo:color="#0080c4" loext:opacity="100%" style:font-name="Arial1" fo:font-size="16pt" officeooo:rsid="000eb7d3" officeooo:paragraph-rsid="000eb7d3" style:font-size-asian="16pt" style:font-size-complex="16pt"/>
    </style:style>
    <style:style style:name="P3" style:family="paragraph" style:parent-style-name="Standard">
      <style:paragraph-properties fo:margin-left="0.635cm"/>
      <style:text-properties style:font-name="Arial1" fo:font-size="11pt" officeooo:paragraph-rsid="000eb7d3" style:font-size-asian="11pt" style:font-size-complex="11pt"/>
    </style:style>
    <style:style style:name="P4" style:family="paragraph" style:parent-style-name="Standard">
      <style:paragraph-properties fo:margin-left="0.635cm"/>
      <style:text-properties style:font-name="Arial1" fo:font-size="11pt" officeooo:rsid="000eb7d3" officeooo:paragraph-rsid="000eb7d3" style:font-size-asian="11pt" style:font-name-complex="Arial2" style:font-size-complex="11pt"/>
    </style:style>
    <style:style style:name="P5" style:family="paragraph" style:parent-style-name="Standard">
      <style:paragraph-properties fo:margin-left="0cm" fo:text-indent="0cm" style:auto-text-indent="false"/>
      <style:text-properties style:font-name="Arial1" fo:font-size="11pt" officeooo:paragraph-rsid="000eb7d3" style:font-size-asian="11pt" style:font-size-complex="11pt"/>
    </style:style>
    <style:style style:name="P6" style:family="paragraph" style:parent-style-name="Überschrift_20_1_20_ohne">
      <style:paragraph-properties fo:margin-left="0cm" fo:text-indent="0cm" style:auto-text-indent="false" fo:padding="0cm" fo:border="none"/>
      <style:text-properties fo:color="#bfbfbf" loext:opacity="100%" officeooo:paragraph-rsid="000ee363">
        <loext:char-complex-color loext:theme-type="light1" loext:color-type="theme">
          <loext:transformation loext:type="shade" loext:value="2509"/>
        </loext:char-complex-color>
      </style:text-properties>
    </style:style>
    <style:style style:name="P7" style:family="paragraph" style:parent-style-name="Standard">
      <style:paragraph-properties fo:text-align="center" style:justify-single-word="false">
        <style:tab-stops/>
      </style:paragraph-properties>
      <style:text-properties style:font-name="Arial" fo:font-weight="bold" style:font-weight-asian="bold"/>
    </style:style>
    <style:style style:name="P8" style:family="paragraph" style:parent-style-name="Standard">
      <style:paragraph-properties fo:text-align="start" style:justify-single-word="false">
        <style:tab-stops/>
      </style:paragraph-properties>
      <style:text-properties style:font-name="Liberation Sans" fo:font-weight="bold" officeooo:rsid="00468846" officeooo:paragraph-rsid="00468846" style:font-weight-asian="bold"/>
    </style:style>
    <style:style style:name="P9" style:family="paragraph" style:parent-style-name="Standard">
      <style:paragraph-properties fo:text-align="center" style:justify-single-word="false">
        <style:tab-stops/>
      </style:paragraph-properties>
      <style:text-properties style:font-name="Liberation Sans" fo:font-weight="bold" officeooo:rsid="00468846" officeooo:paragraph-rsid="00468846" style:font-weight-asian="bold"/>
    </style:style>
    <style:style style:name="P10" style:family="paragraph" style:parent-style-name="Standard">
      <style:paragraph-properties fo:text-align="start" style:justify-single-word="false">
        <style:tab-stops/>
      </style:paragraph-properties>
      <style:text-properties style:font-name="Liberation Sans" fo:font-weight="bold" officeooo:rsid="0046cee6" officeooo:paragraph-rsid="0046cee6" style:font-weight-asian="bold"/>
    </style:style>
    <style:style style:name="P11" style:family="paragraph" style:parent-style-name="Standard">
      <style:paragraph-properties fo:text-align="center" style:justify-single-word="false">
        <style:tab-stops/>
      </style:paragraph-properties>
      <style:text-properties style:font-name="Liberation Sans" fo:font-weight="bold" officeooo:rsid="0046cee6" officeooo:paragraph-rsid="0046cee6" style:font-weight-asian="bold"/>
    </style:style>
    <style:style style:name="P12" style:family="paragraph" style:parent-style-name="Standard">
      <style:paragraph-properties fo:text-align="start" style:justify-single-word="false">
        <style:tab-stops/>
      </style:paragraph-properties>
      <style:text-properties style:font-name="Liberation Sans" fo:font-weight="bold" officeooo:rsid="004a10e9" officeooo:paragraph-rsid="004a10e9" style:font-weight-asian="bold"/>
    </style:style>
    <style:style style:name="P13" style:family="paragraph" style:parent-style-name="Standard">
      <style:paragraph-properties fo:text-align="center" style:justify-single-word="false">
        <style:tab-stops/>
      </style:paragraph-properties>
      <style:text-properties style:font-name="Liberation Sans" fo:font-weight="bold" style:font-weight-asian="bold"/>
    </style:style>
    <style:style style:name="P14" style:family="paragraph" style:parent-style-name="Standard">
      <style:paragraph-properties fo:text-align="start" style:justify-single-word="false">
        <style:tab-stops/>
      </style:paragraph-properties>
      <style:text-properties style:font-name="Liberation Sans" fo:font-weight="bold" style:font-weight-asian="bold"/>
    </style:style>
    <style:style style:name="P15" style:family="paragraph" style:parent-style-name="Standard">
      <style:paragraph-properties fo:text-align="center" style:justify-single-word="false">
        <style:tab-stops/>
      </style:paragraph-properties>
      <style:text-properties style:font-name="Liberation Sans" fo:font-weight="bold" officeooo:paragraph-rsid="000f8b38" style:font-weight-asian="bold"/>
    </style:style>
    <style:style style:name="P16" style:family="paragraph" style:parent-style-name="Standard">
      <style:text-properties style:font-name="Arial1" fo:font-size="11pt" style:font-size-asian="11pt" style:font-size-complex="11pt"/>
    </style:style>
    <style:style style:name="P17" style:family="paragraph" style:parent-style-name="Standard">
      <style:text-properties style:font-name="Arial1" fo:font-size="11pt" officeooo:paragraph-rsid="000f8b38" style:font-size-asian="11pt" style:font-size-complex="11pt"/>
    </style:style>
    <style:style style:name="P18" style:family="paragraph" style:parent-style-name="Contents_20_1">
      <style:paragraph-properties>
        <style:tab-stops>
          <style:tab-stop style:position="16.999cm" style:type="right" style:leader-style="dotted" style:leader-text="."/>
        </style:tab-stops>
      </style:paragraph-properties>
    </style:style>
    <style:style style:name="P19" style:family="paragraph" style:parent-style-name="Contents_20_2">
      <style:paragraph-properties>
        <style:tab-stops>
          <style:tab-stop style:position="16.499cm" style:type="right" style:leader-style="dotted" style:leader-text="."/>
        </style:tab-stops>
      </style:paragraph-properties>
    </style:style>
    <style:style style:name="P20" style:family="paragraph" style:parent-style-name="Contents_20_3">
      <style:paragraph-properties>
        <style:tab-stops>
          <style:tab-stop style:position="15.998cm" style:type="right" style:leader-style="dotted" style:leader-text="."/>
        </style:tab-stops>
      </style:paragraph-properties>
    </style:style>
    <style:style style:name="P21" style:family="paragraph" style:parent-style-name="Heading_20_1">
      <style:text-properties officeooo:rsid="000fd1e3" officeooo:paragraph-rsid="000fd1e3"/>
    </style:style>
    <style:style style:name="P22" style:family="paragraph" style:parent-style-name="Heading_20_2">
      <style:text-properties style:font-name="Arial1" fo:font-size="13pt" officeooo:paragraph-rsid="0011c95a" style:font-size-asian="13pt" style:font-size-complex="13pt"/>
    </style:style>
    <style:style style:name="P23" style:family="paragraph" style:parent-style-name="Standard">
      <style:text-properties style:font-name="Arial1" officeooo:paragraph-rsid="004a10e9"/>
    </style:style>
    <style:style style:name="P24" style:family="paragraph" style:parent-style-name="Standard">
      <style:text-properties officeooo:rsid="0011c95a" officeooo:paragraph-rsid="0011c95a"/>
    </style:style>
    <style:style style:name="P25" style:family="paragraph" style:parent-style-name="Text_20_body">
      <style:text-properties style:font-name="Arial1" officeooo:paragraph-rsid="001d5c91"/>
    </style:style>
    <style:style style:name="P26" style:family="paragraph" style:parent-style-name="Standard" style:list-style-name="L1"/>
    <style:style style:name="P27" style:family="paragraph" style:parent-style-name="Standard" style:list-style-name="L1">
      <style:text-properties officeooo:paragraph-rsid="001e2174"/>
    </style:style>
    <style:style style:name="P28" style:family="paragraph" style:parent-style-name="Standard" style:list-style-name="L2"/>
    <style:style style:name="P29" style:family="paragraph" style:parent-style-name="Standard" style:list-style-name="L2">
      <style:text-properties officeooo:rsid="0035147f" officeooo:paragraph-rsid="0035147f"/>
    </style:style>
    <style:style style:name="P30" style:family="paragraph" style:parent-style-name="Heading_20_1">
      <style:text-properties officeooo:rsid="00336971" officeooo:paragraph-rsid="00336971"/>
    </style:style>
    <style:style style:name="P31" style:family="paragraph" style:parent-style-name="Standard">
      <style:text-properties officeooo:paragraph-rsid="00336971"/>
    </style:style>
    <style:style style:name="P32" style:family="paragraph" style:parent-style-name="Standard" style:list-style-name="L3">
      <style:text-properties officeooo:paragraph-rsid="00336971"/>
    </style:style>
    <style:style style:name="P33" style:family="paragraph" style:parent-style-name="Heading_20_3">
      <style:text-properties officeooo:paragraph-rsid="00539d7f"/>
    </style:style>
    <style:style style:name="P34" style:family="paragraph" style:parent-style-name="Standard" style:list-style-name="L4">
      <style:text-properties officeooo:paragraph-rsid="00539d7f"/>
    </style:style>
    <style:style style:name="P35" style:family="paragraph" style:parent-style-name="Heading_20_3">
      <style:text-properties officeooo:paragraph-rsid="005454d2"/>
    </style:style>
    <style:style style:name="P36" style:family="paragraph" style:parent-style-name="Standard" style:list-style-name="L5">
      <style:text-properties officeooo:paragraph-rsid="005454d2"/>
    </style:style>
    <style:style style:name="P37" style:family="paragraph" style:parent-style-name="Heading_20_3">
      <style:text-properties officeooo:paragraph-rsid="0056bb97"/>
    </style:style>
    <style:style style:name="P38" style:family="paragraph" style:parent-style-name="Standard" style:list-style-name="L6"/>
    <style:style style:name="P39" style:family="paragraph" style:parent-style-name="Standard" style:list-style-name="L7"/>
    <style:style style:name="P40" style:family="paragraph" style:parent-style-name="Standard" style:list-style-name="L8">
      <style:text-properties officeooo:paragraph-rsid="00264eeb"/>
    </style:style>
    <style:style style:name="P41" style:family="paragraph" style:parent-style-name="Standard" style:list-style-name="L9"/>
    <style:style style:name="P42" style:family="paragraph" style:parent-style-name="Standard" style:list-style-name="L10"/>
    <style:style style:name="P43" style:family="paragraph" style:parent-style-name="Heading_20_2">
      <style:text-properties officeooo:paragraph-rsid="003171da"/>
    </style:style>
    <style:style style:name="P44" style:family="paragraph" style:parent-style-name="Standard" style:list-style-name="L11"/>
    <style:style style:name="P45" style:family="paragraph" style:parent-style-name="Heading_20_2">
      <style:text-properties officeooo:paragraph-rsid="0031f43c"/>
    </style:style>
    <style:style style:name="P46" style:family="paragraph" style:parent-style-name="Standard" style:list-style-name="L12"/>
    <style:style style:name="P47" style:family="paragraph" style:parent-style-name="Standard" style:list-style-name="L13"/>
    <style:style style:name="P48" style:family="paragraph" style:parent-style-name="Heading_20_2">
      <style:text-properties officeooo:paragraph-rsid="0027a9a3"/>
    </style:style>
    <style:style style:name="P49" style:family="paragraph" style:parent-style-name="Standard" style:list-style-name="L14"/>
    <style:style style:name="P50" style:family="paragraph" style:parent-style-name="Standard" style:list-style-name="L14">
      <style:text-properties fo:font-weight="normal" style:font-weight-asian="normal" style:font-weight-complex="normal"/>
    </style:style>
    <style:style style:name="P51" style:family="paragraph" style:parent-style-name="Standard" style:list-style-name="L15"/>
    <style:style style:name="P52" style:family="paragraph" style:parent-style-name="Standard" style:list-style-name="L16"/>
    <style:style style:name="P53" style:family="paragraph" style:parent-style-name="Heading_20_2">
      <style:text-properties officeooo:paragraph-rsid="003ee09f"/>
    </style:style>
    <style:style style:name="P54" style:family="paragraph" style:parent-style-name="Standard" style:list-style-name="L17"/>
    <style:style style:name="P55" style:family="paragraph" style:parent-style-name="Standard" style:list-style-name="L18"/>
    <style:style style:name="P56" style:family="paragraph" style:parent-style-name="Standard" style:list-style-name="L19">
      <style:text-properties officeooo:rsid="0027a9a3" officeooo:paragraph-rsid="0027a9a3"/>
    </style:style>
    <style:style style:name="P57" style:family="paragraph" style:parent-style-name="Standard" style:list-style-name="L19">
      <style:text-properties officeooo:rsid="0029bb1f" officeooo:paragraph-rsid="0029bb1f"/>
    </style:style>
    <style:style style:name="P58" style:family="paragraph" style:parent-style-name="Standard" style:list-style-name="L19">
      <style:text-properties officeooo:rsid="002d1906" officeooo:paragraph-rsid="002d1906"/>
    </style:style>
    <style:style style:name="P59" style:family="paragraph" style:parent-style-name="Standard" style:list-style-name="L20"/>
    <style:style style:name="P60" style:family="paragraph" style:parent-style-name="Heading_20_2">
      <style:text-properties officeooo:paragraph-rsid="003554bc"/>
    </style:style>
    <style:style style:name="P61" style:family="paragraph" style:parent-style-name="Standard" style:list-style-name="L21"/>
    <style:style style:name="P62" style:family="paragraph" style:parent-style-name="Standard" style:list-style-name="L22"/>
    <style:style style:name="P63" style:family="paragraph" style:parent-style-name="Standard" style:list-style-name="L23">
      <style:text-properties officeooo:paragraph-rsid="006449c3"/>
    </style:style>
    <style:style style:name="P64" style:family="paragraph" style:parent-style-name="Standard" style:list-style-name="L23"/>
    <style:style style:name="P65" style:family="paragraph" style:parent-style-name="Standard" style:list-style-name="L23">
      <style:text-properties officeooo:rsid="003554bc" officeooo:paragraph-rsid="003554bc"/>
    </style:style>
    <style:style style:name="P66" style:family="paragraph" style:parent-style-name="Standard">
      <style:text-properties officeooo:rsid="003554bc" officeooo:paragraph-rsid="003554bc"/>
    </style:style>
    <style:style style:name="P67" style:family="paragraph" style:parent-style-name="Heading_20_2">
      <style:text-properties officeooo:paragraph-rsid="0037dca3"/>
    </style:style>
    <style:style style:name="P68" style:family="paragraph" style:parent-style-name="Standard" style:list-style-name="L24"/>
    <style:style style:name="P69" style:family="paragraph" style:parent-style-name="Standard" style:list-style-name="L25"/>
    <style:style style:name="P70" style:family="paragraph">
      <loext:graphic-properties draw:fill="none" draw:fill-color="#ffffff"/>
      <style:text-properties fo:color="#bfbfbf" loext:opacity="100%" style:font-name="Arial1" fo:font-size="26pt" style:font-size-asian="26pt" style:font-size-complex="26pt"/>
    </style:style>
    <style:style style:name="T1" style:family="text">
      <style:text-properties style:font-name="Arial1" fo:font-size="11pt" style:font-size-asian="11pt" style:font-name-complex="Arial2" style:font-size-complex="11pt"/>
    </style:style>
    <style:style style:name="T2" style:family="text">
      <style:text-properties fo:font-weight="bold" style:font-weight-asian="bold" style:font-name-complex="Arial2"/>
    </style:style>
    <style:style style:name="T3" style:family="text">
      <style:text-properties style:font-name-complex="Arial2"/>
    </style:style>
    <style:style style:name="T4" style:family="text">
      <style:text-properties officeooo:rsid="0048b7b1" style:font-name-complex="Arial2"/>
    </style:style>
    <style:style style:name="T5" style:family="text">
      <style:text-properties style:font-name="Arial1" style:font-name-complex="Arial2"/>
    </style:style>
    <style:style style:name="T6" style:family="text">
      <style:text-properties fo:font-weight="bold" style:font-weight-asian="bold"/>
    </style:style>
    <style:style style:name="T7" style:family="text">
      <style:text-properties officeooo:rsid="0046cee6"/>
    </style:style>
    <style:style style:name="T8" style:family="text">
      <style:text-properties officeooo:rsid="00468846"/>
    </style:style>
    <style:style style:name="T9" style:family="text">
      <style:text-properties style:font-name="Liberation Sans" fo:font-weight="bold" style:font-weight-asian="bold"/>
    </style:style>
    <style:style style:name="T10" style:family="text">
      <style:text-properties officeooo:rsid="0048b7b1"/>
    </style:style>
    <style:style style:name="T11" style:family="text">
      <style:text-properties officeooo:rsid="0067d967"/>
    </style:style>
    <style:style style:name="T12" style:family="text">
      <style:text-properties officeooo:rsid="0011c95a"/>
    </style:style>
    <style:style style:name="T13" style:family="text">
      <style:text-properties fo:font-weight="normal" style:font-weight-asian="normal" style:font-weight-complex="normal"/>
    </style:style>
    <style:style style:name="T14" style:family="text">
      <style:text-properties officeooo:rsid="006275e8"/>
    </style:style>
    <style:style style:name="T15" style:family="text">
      <style:text-properties officeooo:rsid="004f60af"/>
    </style:style>
    <style:style style:name="T16" style:family="text">
      <style:text-properties officeooo:rsid="00511ccb"/>
    </style:style>
    <style:style style:name="T17" style:family="text">
      <style:text-properties officeooo:rsid="00449db8"/>
    </style:style>
    <style:style style:name="T18" style:family="text">
      <style:text-properties officeooo:rsid="00138589"/>
    </style:style>
    <style:style style:name="T19" style:family="text">
      <style:text-properties officeooo:rsid="00539d7f"/>
    </style:style>
    <style:style style:name="T20" style:family="text">
      <style:text-properties officeooo:rsid="005454d2"/>
    </style:style>
    <style:style style:name="T21" style:family="text">
      <style:text-properties officeooo:rsid="0054bc2c"/>
    </style:style>
    <style:style style:name="T22" style:family="text">
      <style:text-properties officeooo:rsid="00583173"/>
    </style:style>
    <style:style style:name="T23" style:family="text">
      <style:text-properties officeooo:rsid="005a1213"/>
    </style:style>
    <style:style style:name="T24" style:family="text">
      <style:text-properties officeooo:rsid="003f275d"/>
    </style:style>
    <style:style style:name="T25" style:family="text">
      <style:text-properties officeooo:rsid="00307e67"/>
    </style:style>
    <style:style style:name="T26" style:family="text">
      <style:text-properties officeooo:rsid="003171da"/>
    </style:style>
    <style:style style:name="T27" style:family="text">
      <style:text-properties officeooo:rsid="0031f43c"/>
    </style:style>
    <style:style style:name="T28" style:family="text">
      <style:text-properties officeooo:rsid="0040d20e"/>
    </style:style>
    <style:style style:name="T29" style:family="text">
      <style:text-properties fo:font-weight="normal" officeooo:rsid="003ee09f" style:font-weight-asian="normal" style:font-weight-complex="normal"/>
    </style:style>
    <style:style style:name="T30" style:family="text">
      <style:text-properties officeooo:rsid="0063290b"/>
    </style:style>
    <style:style style:name="T31" style:family="text">
      <style:text-properties officeooo:rsid="003ee09f"/>
    </style:style>
    <style:style style:name="T32" style:family="text">
      <style:text-properties officeooo:rsid="003554bc"/>
    </style:style>
    <style:style style:name="T33" style:family="text">
      <style:text-properties officeooo:rsid="0037dca3"/>
    </style:style>
    <style:style style:name="T34" style:family="text">
      <style:text-properties fo:font-weight="bold" style:font-weight-asian="bold" style:font-weight-complex="bold"/>
    </style:style>
    <style:style style:name="T35" style:family="text">
      <style:text-properties fo:color="#808080" loext:opacity="100%" style:font-name="Arial1" fo:font-size="26pt" style:font-size-asian="26pt" style:font-size-complex="26pt"/>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number text:level="1"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style:style style:name="gr1" style:family="graphic">
      <style:graphic-properties draw:stroke="none" svg:stroke-color="#000000" draw:fill="none" draw:fill-color="#ffffff" fo:min-height="1.057cm" loext:decorative="false" style:run-through="foreground" style:wrap="none" style:vertical-pos="middle" style:vertical-rel="paragraph" style:horizontal-pos="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2">LASTENHEFT</text:p>
      <text:p text:style-name="P2"/>
      <text:p text:style-name="P3" loext:marker-style-name="T1"><text:span text:style-name="T2">Version:</text:span><text:span text:style-name="T3"> </text:span><text:span text:style-name="T4">1</text:span><text:span text:style-name="T3">.</text:span><text:span text:style-name="T4">1</text:span></text:p>
      <text:p text:style-name="P4" loext:marker-style-name="T1"/>
      <text:p text:style-name="P3" loext:marker-style-name="T5"><text:span text:style-name="T6">Datum:</text:span> <text:span text:style-name="T7">02</text:span>.<text:span text:style-name="T7">01</text:span>.<text:span text:style-name="T8">202</text:span><text:span text:style-name="T7">6</text:span></text:p>
      <text:p text:style-name="P3"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h text:style-name="P6" text:outline-level="1"><text:bookmark-start text:name="_Toc536201977"/><text:bookmark-start text:name="__RefHeading___Toc13629_3336976893"/><text:bookmark-start text:name="_Toc536093561"/><text:bookmark-start text:name="_Toc536201732"/>DOKUMENTVERSIONEN<text:bookmark-end text:name="_Toc536201977"/><text:bookmark-end text:name="__RefHeading___Toc13629_3336976893"/><text:bookmark-end text:name="_Toc536093561"/><text:bookmark-end text:name="_Toc536201732"/></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7">Versionsnr.</text:p>
          </table:table-cell>
          <table:table-cell table:style-name="Tabelle1.A1" office:value-type="string">
            <text:p text:style-name="P7">Datum</text:p>
          </table:table-cell>
          <table:table-cell table:style-name="Tabelle1.A1" office:value-type="string">
            <text:p text:style-name="P7">Autor</text:p>
          </table:table-cell>
          <table:table-cell table:style-name="Tabelle1.D1" office:value-type="string">
            <text:p text:style-name="P7">Änderungsgrund / Bemerkungen</text:p>
          </table:table-cell>
        </table:table-row>
        <table:table-row table:style-name="Tabelle1.2">
          <table:table-cell table:style-name="Tabelle1.A2" office:value-type="string">
            <text:p text:style-name="P8" loext:marker-style-name="T9">1.<text:span text:style-name="T10">0</text:span></text:p>
          </table:table-cell>
          <table:table-cell table:style-name="Tabelle1.B2" office:value-type="string">
            <text:p text:style-name="P8" loext:marker-style-name="T9"><text:span text:style-name="T7">02</text:span>.<text:span text:style-name="T7">01</text:span>.202<text:span text:style-name="T7">6</text:span></text:p>
          </table:table-cell>
          <table:table-cell table:style-name="Tabelle1.C2" office:value-type="string">
            <text:p text:style-name="P8" loext:marker-style-name="T9">Herr Schwill</text:p>
          </table:table-cell>
          <table:table-cell table:style-name="Tabelle1.D2" office:value-type="string">
            <text:p text:style-name="P9" loext:marker-style-name="T9">Ersterstellung</text:p>
          </table:table-cell>
        </table:table-row>
        <table:table-row table:style-name="Tabelle1.2">
          <table:table-cell table:style-name="Tabelle1.A3" office:value-type="string">
            <text:p text:style-name="P10" loext:marker-style-name="T9"><text:span text:style-name="T10">1</text:span>.<text:span text:style-name="T10">1</text:span></text:p>
          </table:table-cell>
          <table:table-cell table:style-name="Tabelle1.B3" office:value-type="string">
            <text:p text:style-name="P10" loext:marker-style-name="T9">10.01.2026</text:p>
          </table:table-cell>
          <table:table-cell table:style-name="Tabelle1.C3" office:value-type="string">
            <text:p text:style-name="P10" loext:marker-style-name="T9">Herr Schwill</text:p>
          </table:table-cell>
          <table:table-cell table:style-name="Tabelle1.D3" office:value-type="string">
            <text:p text:style-name="P11" loext:marker-style-name="T9">Ergänzung nach dem Interview aus der Fachabteilung check-in</text:p>
          </table:table-cell>
        </table:table-row>
        <table:table-row table:style-name="Tabelle1.2">
          <table:table-cell table:style-name="Tabelle1.A3" office:value-type="string">
            <text:p text:style-name="P12" loext:marker-style-name="T9">1.2</text:p>
          </table:table-cell>
          <table:table-cell table:style-name="Tabelle1.B3" office:value-type="string">
            <text:p text:style-name="P12" loext:marker-style-name="T9">17.01.2026</text:p>
          </table:table-cell>
          <table:table-cell table:style-name="Tabelle1.C4" office:value-type="string">
            <text:p text:style-name="P12" loext:marker-style-name="T9">Herr <text:span text:style-name="T11">Schwill</text:span></text:p>
          </table:table-cell>
          <table:table-cell table:style-name="Tabelle1.D4" office:value-type="string">
            <text:p text:style-name="P13" loext:marker-style-name="T9">Ü<text:span text:style-name="T11">berarbeitetes Lastenheft</text:span></text:p>
          </table:table-cell>
        </table:table-row>
        <table:table-row table:style-name="Tabelle1.2">
          <table:table-cell table:style-name="Tabelle1.A5" office:value-type="string">
            <text:p text:style-name="P14" loext:marker-style-name="T9"/>
          </table:table-cell>
          <table:table-cell table:style-name="Tabelle1.B5" office:value-type="string">
            <text:p text:style-name="P14" loext:marker-style-name="T9"/>
          </table:table-cell>
          <table:table-cell table:style-name="Tabelle1.C5" office:value-type="string">
            <text:p text:style-name="P14" loext:marker-style-name="T9"/>
          </table:table-cell>
          <table:table-cell table:style-name="Tabelle1.D5" office:value-type="string">
            <text:p text:style-name="P15" loext:marker-style-name="T9"/>
          </table:table-cell>
        </table:table-row>
      </table:table>
      <text:p text:style-name="P16"/>
      <text:p text:style-name="P17"/>
      <text:p text:style-name="P17"><text:soft-page-break/></text:p>
      <text:h text:style-name="Überschrift_20_1_20_ohne" text:outline-level="1"><text:bookmark-start text:name="__RefHeading___Toc13631_3336976893"/>Inhalt<text:bookmark-end text:name="__RefHeading___Toc13631_3336976893"/></text:h>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Inhaltsverzeichnis</text:p>
          </text:index-title>
          <text:p text:style-name="P18"><text:a xlink:type="simple" xlink:href="#__RefHeading___Toc13629_3336976893" office:name="DOKUMENTVERSIONEN" text:style-name="Index_20_Link" text:visited-style-name="Index_20_Link">DOKUMENTVERSIONEN<text:tab/>1</text:a></text:p>
          <text:p text:style-name="P18"><text:a xlink:type="simple" xlink:href="#__RefHeading___Toc13631_3336976893" office:name="Inhalt" text:style-name="Index_20_Link" text:visited-style-name="Index_20_Link">Inhalt<text:tab/>2</text:a></text:p>
          <text:p text:style-name="P18"><text:a xlink:type="simple" xlink:href="#__RefHeading___Toc14770_3336976893" office:name="Einleitung" text:style-name="Index_20_Link" text:visited-style-name="Index_20_Link">1. Einleitung<text:tab/>3</text:a></text:p>
          <text:p text:style-name="P19"><text:a xlink:type="simple" xlink:href="#__RefHeading___Toc16910_3336976893" office:name="1.1 Ziel des Dokuments" text:style-name="Index_20_Link" text:visited-style-name="Index_20_Link">1.1 Ziel des Dokuments<text:tab/>3</text:a></text:p>
          <text:p text:style-name="P19"><text:a xlink:type="simple" xlink:href="#__RefHeading___Toc3376_3608300767" office:name="1.2 Produktbezeichnung" text:style-name="Index_20_Link" text:visited-style-name="Index_20_Link">1.2 Produktbezeichnung<text:tab/>3</text:a></text:p>
          <text:p text:style-name="P19"><text:a xlink:type="simple" xlink:href="#__RefHeading___Toc3378_3608300767" office:name="1.3 Ausgangssituation (IST-Zustand)" text:style-name="Index_20_Link" text:visited-style-name="Index_20_Link">1.3 Ausgangssituation (IST-Zustand)<text:tab/>3</text:a></text:p>
          <text:p text:style-name="P18"><text:a xlink:type="simple" xlink:href="#__RefHeading___Toc3380_3608300767" office:name="Ziele des Projekts (SOLL-Zustand)" text:style-name="Index_20_Link" text:visited-style-name="Index_20_Link">2. Ziele des Projekts (SOLL-Zustand)<text:tab/>4</text:a></text:p>
          <text:p text:style-name="P18"><text:a xlink:type="simple" xlink:href="#__RefHeading___Toc1993_336423410" office:name="Nicht Ziele" text:style-name="Index_20_Link" text:visited-style-name="Index_20_Link">3. Nicht Ziele<text:tab/>4</text:a></text:p>
          <text:p text:style-name="P18"><text:a xlink:type="simple" xlink:href="#__RefHeading___Toc3964_3608300767" office:name="Anwendungsbereich" text:style-name="Index_20_Link" text:visited-style-name="Index_20_Link">4. Anwendungsbereich<text:tab/>4</text:a></text:p>
          <text:p text:style-name="P19"><text:a xlink:type="simple" xlink:href="#__RefHeading___Toc5059_3608300767" office:name="4.1 Zielgruppen / Nutzerrollen" text:style-name="Index_20_Link" text:visited-style-name="Index_20_Link">4.1 Zielgruppen / Nutzerrollen<text:tab/>4</text:a></text:p>
          <text:p text:style-name="P20"><text:a xlink:type="simple" xlink:href="#__RefHeading___Toc1036_3017690971" office:name="4.1.1 Besucher" text:style-name="Index_20_Link" text:visited-style-name="Index_20_Link">4.1.1 Besucher<text:tab/>4</text:a></text:p>
          <text:p text:style-name="P20"><text:a xlink:type="simple" xlink:href="#__RefHeading___Toc1038_3017690971" office:name="4.1.2 Unternehmensmitarbeitende / Firmenvertreter" text:style-name="Index_20_Link" text:visited-style-name="Index_20_Link">4.1.2 Unternehmensmitarbeitende / Firmenvertreter<text:tab/>4</text:a></text:p>
          <text:p text:style-name="P20"><text:a xlink:type="simple" xlink:href="#__RefHeading___Toc1040_3017690971" office:name="4.1.3 Sicherheitsdienst / Facility Management" text:style-name="Index_20_Link" text:visited-style-name="Index_20_Link">4.1.3 Sicherheitsdienst / Facility Management<text:tab/>4</text:a></text:p>
          <text:p text:style-name="P20"><text:a xlink:type="simple" xlink:href="#__RefHeading___Toc1042_3017690971" office:name="4.1.4 Administratoren / IT-Team TechPort Berlin GmbH" text:style-name="Index_20_Link" text:visited-style-name="Index_20_Link">4.1.4 Administratoren / IT-Team TechPort Berlin GmbH<text:tab/>5</text:a></text:p>
          <text:p text:style-name="P19"><text:a xlink:type="simple" xlink:href="#__RefHeading___Toc5539_3608300767" office:name="4.2 Einsatzumgebung" text:style-name="Index_20_Link" text:visited-style-name="Index_20_Link">4.2 Einsatzumgebung<text:tab/>5</text:a></text:p>
          <text:p text:style-name="P18"><text:a xlink:type="simple" xlink:href="#__RefHeading___Toc5541_3608300767" office:name="Funktionale Anforderungen" text:style-name="Index_20_Link" text:visited-style-name="Index_20_Link">5. Funktionale Anforderungen<text:tab/>5</text:a></text:p>
          <text:p text:style-name="P19"><text:a xlink:type="simple" xlink:href="#__RefHeading___Toc6834_3608300767" office:name="5.1 Besucher-Voranmeldung" text:style-name="Index_20_Link" text:visited-style-name="Index_20_Link">5.1 Besucher-Voranmeldung<text:tab/>5</text:a></text:p>
          <text:p text:style-name="P19"><text:a xlink:type="simple" xlink:href="#__RefHeading___Toc1995_336423410" office:name="5.2 Besuchercheck-in" text:style-name="Index_20_Link" text:visited-style-name="Index_20_Link">5.2 Besuchercheck-in<text:tab/>5</text:a></text:p>
          <text:p text:style-name="P19"><text:a xlink:type="simple" xlink:href="#__RefHeading___Toc1997_336423410" office:name="5.3 Sicherheitsunterstützung" text:style-name="Index_20_Link" text:visited-style-name="Index_20_Link">5.3 Sicherheitsunterstützung<text:tab/>5</text:a></text:p>
          <text:p text:style-name="P18"><text:a xlink:type="simple" xlink:href="#__RefHeading___Toc6836_3608300767" office:name="Nicht-funktionale Anforderungen" text:style-name="Index_20_Link" text:visited-style-name="Index_20_Link">6. Nicht-funktionale Anforderungen<text:tab/>6</text:a></text:p>
          <text:p text:style-name="P19"><text:a xlink:type="simple" xlink:href="#__RefHeading___Toc6838_3608300767" office:name="6.1 Performance" text:style-name="Index_20_Link" text:visited-style-name="Index_20_Link">6.1 Performance<text:tab/>6</text:a></text:p>
          <text:p text:style-name="P19"><text:a xlink:type="simple" xlink:href="#__RefHeading___Toc6840_3608300767" office:name="6.2 Sicherheit" text:style-name="Index_20_Link" text:visited-style-name="Index_20_Link">6.2 Sicherheit<text:tab/>6</text:a></text:p>
          <text:p text:style-name="P19"><text:a xlink:type="simple" xlink:href="#__RefHeading___Toc6842_3608300767" office:name="6.3 Verfügbarkeit" text:style-name="Index_20_Link" text:visited-style-name="Index_20_Link">6.3 Verfügbarkeit<text:tab/>6</text:a></text:p>
          <text:p text:style-name="P19"><text:a xlink:type="simple" xlink:href="#__RefHeading___Toc6844_3608300767" office:name="6.4 Benutzbarkeit" text:style-name="Index_20_Link" text:visited-style-name="Index_20_Link">6.4 Benutzbarkeit<text:tab/>6</text:a></text:p>
          <text:p text:style-name="P19"><text:a xlink:type="simple" xlink:href="#__RefHeading___Toc6844_3608300767%20Kopie%201" office:name="6.5 Skalierbarkeit" text:style-name="Index_20_Link" text:visited-style-name="Index_20_Link">6.5 Skalierbarkeit<text:tab/>6</text:a></text:p>
          <text:p text:style-name="P19"><text:a xlink:type="simple" xlink:href="#__RefHeading___Toc6844_3608300767%20Kopie%202" office:name="6.6 Wartbarkeit" text:style-name="Index_20_Link" text:visited-style-name="Index_20_Link">6.6 Wartbarkeit<text:tab/>6</text:a></text:p>
          <text:p text:style-name="P18"><text:a xlink:type="simple" xlink:href="#__RefHeading___Toc6846_3608300767" office:name="Randbedingungen" text:style-name="Index_20_Link" text:visited-style-name="Index_20_Link">7. Randbedingungen<text:tab/>6</text:a></text:p>
          <text:p text:style-name="P18"><text:a xlink:type="simple" xlink:href="#__RefHeading___Toc6848_3608300767" office:name="Abnahmekriterien" text:style-name="Index_20_Link" text:visited-style-name="Index_20_Link">8. Abnahmekriterien<text:tab/>7</text:a></text:p>
          <text:p text:style-name="P18"><text:a xlink:type="simple" xlink:href="#__RefHeading___Toc6850_3608300767" office:name="Liefergegenstände" text:style-name="Index_20_Link" text:visited-style-name="Index_20_Link">9. Liefergegenstände<text:tab/>7</text:a></text:p>
          <text:p text:style-name="P19"><text:a xlink:type="simple" xlink:href="#__RefHeading___Toc6838_3608300767%20Kopie%201" office:name="9.1 Digitale Besuchermanagementsoftware" text:style-name="Index_20_Link" text:visited-style-name="Index_20_Link">9.1 Digitale Besuchermanagementsoftware<text:tab/>7</text:a></text:p>
          <text:p text:style-name="P19"><text:a xlink:type="simple" xlink:href="#__RefHeading___Toc6838_3608300767%20Kopie%201%20Kopie%201" office:name="9.2 Dokumentation" text:style-name="Index_20_Link" text:visited-style-name="Index_20_Link">9.2 Dokumentation<text:tab/>7</text:a></text:p>
          <text:p text:style-name="P19"><text:a xlink:type="simple" xlink:href="#__RefHeading___Toc6838_3608300767%20Kopie%201%20Kopie%201%20Kopie%201" office:name="9.3 Schulung" text:style-name="Index_20_Link" text:visited-style-name="Index_20_Link">9.3 Schulung<text:tab/>7</text:a></text:p>
          <text:p text:style-name="P19"><text:a xlink:type="simple" xlink:href="#__RefHeading___Toc6838_3608300767%20Kopie%201%20Kopie%201%20Kopie%201%20Kopie%201" office:name="9.4 Test- und Abnahmeberichte" text:style-name="Index_20_Link" text:visited-style-name="Index_20_Link">9.4 Test- und Abnahmeberichte<text:tab/>7</text:a></text:p>
          <text:p text:style-name="P18"><text:a xlink:type="simple" xlink:href="#__RefHeading___Toc6852_3608300767" office:name="Glossar" text:style-name="Index_20_Link" text:visited-style-name="Index_20_Link">10. Glossar<text:tab/>8</text:a></text:p>
        </text:index-body>
      </text:table-of-content>
      <text:p text:style-name="Standard"/>
      <text:p text:style-name="Standard"/>
      <text:p text:style-name="Standard"/>
      <text:list xml:id="list2720780565" text:style-name="WWNum8">
        <text:list-item>
          <text:h text:style-name="P21" text:outline-level="1"><text:bookmark-start text:name="__RefHeading___Toc14770_3336976893"/><text:soft-page-break/>Einleitung<text:bookmark-end text:name="__RefHeading___Toc14770_3336976893"/></text:h>
        </text:list-item>
      </text:list>
      <text:h text:style-name="P22" text:outline-level="2"><text:bookmark-start text:name="__RefHeading___Toc16910_3336976893"/><text:span text:style-name="T12">1.1 </text:span>Ziel des Dokuments<text:bookmark-end text:name="__RefHeading___Toc16910_3336976893"/></text:h>
      <text:p text:style-name="P23">Das Ziel dieses Dokuments ist die Beschreibung der Anforderungen und Rahmenbedingungen für die Einführung eines modernen, effizienten und sicheren Besuchermanagementsystems am Innovationscampus TechPort Berlin. Das System soll den aktuellen, veralteten Prozess ersetzen, Besucherströme transparent machen, Wartezeiten reduzieren, Sicherheitsrisiken minimieren und die Abläufe für alle Beteiligten vereinfachen. Dieses Lastenheft beschreibt ausschließlich die fachlichen Anforderungen („Was“ und „Warum“) und dient als Grundlage für Analyse, Lösungsentwurf und Implementierungsplanung.</text:p>
      <text:p text:style-name="P24"/>
      <text:h text:style-name="Heading_20_2" text:outline-level="2"><text:bookmark-start text:name="__RefHeading___Toc3376_3608300767"/>1.2 Produktbezeichnung<text:bookmark-end text:name="__RefHeading___Toc3376_3608300767"/></text:h>
      <text:p text:style-name="Standard"><text:span text:style-name="Strong_20_Emphasis">Besuchermanagementsystem TechPort (BMS TechPort)</text:span></text:p>
      <text:p text:style-name="Standard">Das System soll ein digitales Portal bieten, das die Anmeldung, Überprüfung und Verwaltung von Besuchern, Lieferanten, Projekten und Partnerunternehmen zentralisiert und automatisiert.</text:p>
      <text:p text:style-name="P25"><text:span text:style-name="Strong_20_Emphasis"><text:span text:style-name="T13"/></text:span></text:p>
      <text:h text:style-name="Heading_20_2" text:outline-level="2"><text:bookmark-start text:name="__RefHeading___Toc3378_3608300767"/>1.3 Ausgangssituation (IST-Zustand)<text:bookmark-end text:name="__RefHeading___Toc3378_3608300767"/></text:h>
      <text:list text:style-name="L1">
        <text:list-item>
          <text:p text:style-name="P26">Standort: Innovationscampus auf ehemaligem Industrieareal zwischen Spree und Osthafen, 90 ha, ca. 400 Unternehmen, ca. 12.000 tägliche Beschäftigte, plus Lieferverkehr und Gäste.</text:p>
        </text:list-item>
      </text:list>
      <text:p text:style-name="Standard"/>
      <text:list text:continue-numbering="true" text:style-name="L1">
        <text:list-item>
          <text:p text:style-name="P26">Der Betrieb erfolgt derzeit mit einem alten Intranet-System, das:</text:p>
          <text:list>
            <text:list-item>
              <text:p text:style-name="P27"><text:span text:style-name="T14">T</text:span>räge und papierlastig ist,</text:p>
            </text:list-item>
            <text:list-item>
              <text:p text:style-name="P27"><text:span text:style-name="T14">S</text:span>tark dezentral organisiert ist,</text:p>
            </text:list-item>
            <text:list-item>
              <text:p text:style-name="P27">Ladezeiten bis zu 6 Sekunden hat.</text:p>
            </text:list-item>
          </text:list>
        </text:list-item>
      </text:list>
      <text:p text:style-name="Standard"/>
      <text:list text:continue-numbering="true" text:style-name="L1">
        <text:list-item>
          <text:p text:style-name="P26">Probleme / Pain Points:</text:p>
          <text:list>
            <text:list-item>
              <text:p text:style-name="P27">Sicherheitsdienst und Facility Management haben unklare Besucherströme.</text:p>
            </text:list-item>
            <text:list-item>
              <text:p text:style-name="P27">Staus an Einfahrten, Wartezeiten für Lieferanten bis zu 10 Minuten in Stoßzeiten.</text:p>
            </text:list-item>
            <text:list-item>
              <text:p text:style-name="P27">Fehlende oder unzureichende Voranmeldungen von Besuchern (aktuelle Quote ca. 30%).</text:p>
            </text:list-item>
            <text:list-item>
              <text:p text:style-name="P27">Manuelle Ausweisprüfungen und Rückfragen verursachen „Walk-in“-Staus.</text:p>
            </text:list-item>
            <text:list-item>
              <text:p text:style-name="P27">Besucher empfinden das Ausweis- und Registrierungsprozedere als umständlich und zeitintensiv.</text:p>
            </text:list-item>
            <text:list-item>
              <text:p text:style-name="P27">Steigende Sicherheitsvorfälle durch unübersichtliche Prozesse.</text:p>
            </text:list-item>
          </text:list>
        </text:list-item>
      </text:list>
      <text:list xml:id="list4937178749206" text:continue-list="list2720780565" text:style-name="WWNum8">
        <text:list-item>
          <text:h text:style-name="Heading_20_1" text:outline-level="1"><text:bookmark-start text:name="__RefHeading___Toc3380_3608300767"/><text:soft-page-break/>Ziele des Projekts (SOLL-Zustand)<text:bookmark-end text:name="__RefHeading___Toc3380_3608300767"/></text:h>
        </text:list-item>
      </text:list>
      <text:p text:style-name="Standard">Ziel dieses Projektes ist die Einführung eines modernen, digitalen und zentralen</text:p>
      <text:p text:style-name="Standard">Besuchermanagementsystems, das:</text:p>
      <text:p text:style-name="Standard"/>
      <text:list text:style-name="L2">
        <text:list-item>
          <text:p text:style-name="P28">Besucherströme transparent und planbar macht</text:p>
        </text:list-item>
        <text:list-item>
          <text:p text:style-name="P28">Sicherheitsprozesse effizient unterstützt</text:p>
        </text:list-item>
        <text:list-item>
          <text:p text:style-name="P28">Reduktion der durchschnittlichen Wartezeit um mindestens 30 %</text:p>
        </text:list-item>
        <text:list-item>
          <text:p text:style-name="P28"><text:span text:style-name="T15">D</text:span>en manuellen Aufwand für Sicherheitsdienst und Facility Management minimiert</text:p>
        </text:list-item>
        <text:list-item>
          <text:p text:style-name="P28"><text:span text:style-name="T15">D</text:span>ie Besucherzufriedenheit steigert</text:p>
        </text:list-item>
        <text:list-item>
          <text:p text:style-name="P28"><text:span text:style-name="T15">D</text:span>en professionellen und profitablen Betrieb des TechPort Berlin unterstützt</text:p>
        </text:list-item>
        <text:list-item>
          <text:p text:style-name="P29"><text:span text:style-name="T15">V</text:span>ereinfachtes Login nach Timeout bzw. nach Autologout ermöglicht</text:p>
        </text:list-item>
      </text:list>
      <text:list xml:id="list4936588114306" text:continue-list="list4937178749206" text:style-name="WWNum8">
        <text:list-item>
          <text:h text:style-name="P30" text:outline-level="1"><text:bookmark-start text:name="__RefHeading___Toc1993_336423410"/>Nicht Ziele<text:bookmark-end text:name="__RefHeading___Toc1993_336423410"/></text:h>
        </text:list-item>
      </text:list>
      <text:p text:style-name="P31">Nicht Bestandteil dieses Projektes sind:</text:p>
      <text:p text:style-name="P31"/>
      <text:list text:style-name="L3">
        <text:list-item>
          <text:p text:style-name="P32"><text:span text:style-name="T16">D</text:span>er Austausch bestehender physischer Zutrittssysteme (z. B. Schranken, Drehkreuze)</text:p>
        </text:list-item>
        <text:list-item>
          <text:p text:style-name="P32"><text:span text:style-name="T16">B</text:span>auliche Veränderungen an Einfahrten oder Empfangsbereichen</text:p>
        </text:list-item>
      </text:list>
      <text:list xml:id="list4936518842608" text:continue-list="list4936588114306" text:style-name="WWNum8">
        <text:list-item>
          <text:h text:style-name="Heading_20_1" text:outline-level="1"><text:bookmark-start text:name="__RefHeading___Toc3964_3608300767"/>Anwendungsbereich<text:bookmark-end text:name="__RefHeading___Toc3964_3608300767"/></text:h>
        </text:list-item>
      </text:list>
      <text:h text:style-name="Heading_20_2" text:outline-level="2"><text:bookmark-start text:name="__RefHeading___Toc5059_3608300767"/><text:span text:style-name="T17">4</text:span><text:span text:style-name="T18">.1 </text:span>Zielgruppen / Nutzerrollen<text:bookmark-end text:name="__RefHeading___Toc5059_3608300767"/></text:h>
      <text:h text:style-name="P33" text:outline-level="3"><text:bookmark-start text:name="__RefHeading___Toc1036_3017690971"/><text:span text:style-name="T19">4.1.1 </text:span>Besucher<text:bookmark-end text:name="__RefHeading___Toc1036_3017690971"/></text:h>
      <text:list text:style-name="L4">
        <text:list-item>
          <text:p text:style-name="P34">Externe Gäste, Lieferanten, Projektpartner, internationale Gäste</text:p>
        </text:list-item>
        <text:list-item>
          <text:p text:style-name="P34">Anforderungen: einfache Anmeldung, schnelle Einfahrt, geringe Wartezeiten, klare Informationen über Termine und Ablauf.<text:line-break/></text:p>
        </text:list-item>
      </text:list>
      <text:h text:style-name="P35" text:outline-level="3"><text:bookmark-start text:name="__RefHeading___Toc1038_3017690971"/><text:span text:style-name="Strong_20_Emphasis"><text:span text:style-name="T19">4.1.2 </text:span></text:span><text:span text:style-name="Strong_20_Emphasis">Unternehmensmitarbeitende / Firmenvertreter</text:span><text:bookmark-end text:name="__RefHeading___Toc1038_3017690971"/></text:h>
      <text:list text:style-name="L5">
        <text:list-item>
          <text:p text:style-name="P36"><text:span text:style-name="Strong_20_Emphasis"><text:span text:style-name="T13">Zuständig für die Anmeldung ihrer Besucher im System.</text:span></text:span></text:p>
        </text:list-item>
        <text:list-item>
          <text:p text:style-name="P36"><text:span text:style-name="Strong_20_Emphasis"><text:span text:style-name="T13">Anforderungen: unkomplizierte digitale Meldung, Nachverfolgbarkeit, Erinnerungsfunktionen.</text:span></text:span></text:p>
        </text:list-item>
      </text:list>
      <text:h text:style-name="P37" text:outline-level="3"><text:bookmark-start text:name="__RefHeading___Toc1040_3017690971"/><text:span text:style-name="Strong_20_Emphasis"><text:span text:style-name="T20">4.</text:span></text:span><text:span text:style-name="Strong_20_Emphasis"><text:span text:style-name="T21">1.3 </text:span></text:span><text:span text:style-name="Strong_20_Emphasis">Sicherheitsdienst / Facility Management</text:span><text:bookmark-end text:name="__RefHeading___Toc1040_3017690971"/></text:h>
      <text:list text:style-name="L6">
        <text:list-item>
          <text:p text:style-name="P38"><text:span text:style-name="Strong_20_Emphasis"><text:span text:style-name="T13">Zuständig für Einlasskontrolle, Überwachung der Besucherströme und Sicherheitsvorkehrungen.</text:span></text:span></text:p>
        </text:list-item>
        <text:list-item>
          <text:p text:style-name="P38"><text:soft-page-break/><text:span text:style-name="Strong_20_Emphasis"><text:span text:style-name="T13">Anforderungen: transparente Echtzeit-Informationen, reduzierte manuelle Prüfungen, Übersicht über angemeldete und „Walk-in“-Besucher, Warnmeldungen bei Sicherheitsvorfällen.</text:span></text:span></text:p>
        </text:list-item>
      </text:list>
      <text:list text:style-name="L7">
        <text:list-header>
          <text:p text:style-name="P39"><text:span text:style-name="Strong_20_Emphasis"><text:span text:style-name="T13"/></text:span></text:p>
        </text:list-header>
      </text:list>
      <text:h text:style-name="Heading_20_3" text:outline-level="3"><text:bookmark-start text:name="__RefHeading___Toc1042_3017690971"/><text:span text:style-name="Strong_20_Emphasis"><text:span text:style-name="T22">4.1.4 </text:span></text:span><text:span text:style-name="Strong_20_Emphasis">Administratoren / IT-Team TechPort Berlin GmbH</text:span><text:bookmark-end text:name="__RefHeading___Toc1042_3017690971"/></text:h>
      <text:list text:style-name="L8">
        <text:list-item>
          <text:list>
            <text:list-item>
              <text:p text:style-name="P40"><text:span text:style-name="Strong_20_Emphasis"><text:span text:style-name="T13">Zuständig für Systempflege, Rechteverwaltung, Reporting.</text:span></text:span></text:p>
            </text:list-item>
            <text:list-item>
              <text:p text:style-name="P40"><text:span text:style-name="Strong_20_Emphasis"><text:span text:style-name="T13">Anforderungen: einfache Systemadministration, schnelle Ladezeiten, zentrale Datenpflege, Auswertungsmöglichkeiten.</text:span></text:span></text:p>
            </text:list-item>
          </text:list>
        </text:list-item>
      </text:list>
      <text:h text:style-name="Heading_20_2" text:outline-level="2"><text:bookmark-start text:name="__RefHeading___Toc5539_3608300767"/><text:span text:style-name="T17">4</text:span><text:span text:style-name="T18">.2 </text:span>Einsatzumgebung<text:bookmark-end text:name="__RefHeading___Toc5539_3608300767"/></text:h>
      <text:list text:style-name="L9">
        <text:list-item>
          <text:p text:style-name="P41">Plattform: Webbasiertes System, <text:span text:style-name="T23">B</text:span>rowser(Chrome, Edge, Safari)</text:p>
        </text:list-item>
        <text:list-item>
          <text:p text:style-name="P41">Server: Einsatz auf der bestehenden IT-Infrastruktur der TechPort Berlin GmbH</text:p>
        </text:list-item>
        <text:list-item>
          <text:p text:style-name="P41">Netzwerk: Nutzung über LAN und WLAN des Innovationscampus</text:p>
        </text:list-item>
        <text:list-item>
          <text:p text:style-name="P41">Integration: Anbindung an bestehendes Intranet-Portal, Schnittstellen zu vorhandenen Zutrittssystemen</text:p>
        </text:list-item>
        <text:list-item>
          <text:p text:style-name="P41">Geräte: Desktop-PCs am Empfang, Laptops der Unternehmensmitarbeitenden, ggf. mobile Endgeräte (Tablets) für Sicherheitsdienst</text:p>
        </text:list-item>
      </text:list>
      <text:list xml:id="list4935601386531" text:continue-list="list4936518842608" text:style-name="WWNum8">
        <text:list-item>
          <text:h text:style-name="Heading_20_1" text:outline-level="1"><text:bookmark-start text:name="__RefHeading___Toc5541_3608300767"/>Funktionale Anforderungen<text:bookmark-end text:name="__RefHeading___Toc5541_3608300767"/></text:h>
        </text:list-item>
      </text:list>
      <text:h text:style-name="Heading_20_2" text:outline-level="2"><text:bookmark-start text:name="__RefHeading___Toc6834_3608300767"/><text:span text:style-name="T24">5</text:span>.1 <text:span text:style-name="T25">Besucher-Voranmeldung</text:span><text:bookmark-end text:name="__RefHeading___Toc6834_3608300767"/></text:h>
      <text:list text:style-name="L10">
        <text:list-item>
          <text:p text:style-name="P42">Besucher sollen durch die ansässigen Unternehmen digital vorangemeldet werden können</text:p>
        </text:list-item>
        <text:list-item>
          <text:p text:style-name="P42">Erfassung relevanter Besucherdaten (Name, Unternehmen, Besuchsdatum, Ansprechpartner)</text:p>
        </text:list-item>
        <text:list-item>
          <text:p text:style-name="P42">Automatische Bestätigung der Anmeldung</text:p>
        </text:list-item>
      </text:list>
      <text:h text:style-name="P43" text:outline-level="2"><text:bookmark-start text:name="__RefHeading___Toc1995_336423410"/><text:span text:style-name="T24">5</text:span><text:span text:style-name="T26">.2 </text:span>Besuchercheck-in<text:bookmark-end text:name="__RefHeading___Toc1995_336423410"/></text:h>
      <text:list text:style-name="L11">
        <text:list-item>
          <text:p text:style-name="P44">Schneller Check-in für vorangemeldete Besucher</text:p>
        </text:list-item>
        <text:list-item>
          <text:p text:style-name="P44">Reduzierung manueller Ausweisprüfungen</text:p>
        </text:list-item>
        <text:list-item>
          <text:p text:style-name="P44">Möglichkeit zur Identifikation von Walk-in-Besuchern</text:p>
        </text:list-item>
      </text:list>
      <text:h text:style-name="P45" text:outline-level="2"><text:bookmark-start text:name="__RefHeading___Toc1997_336423410"/><text:span text:style-name="T24">5</text:span><text:span text:style-name="T27">.3 </text:span>Sicherheitsunterstützung<text:bookmark-end text:name="__RefHeading___Toc1997_336423410"/></text:h>
      <text:list text:style-name="L12">
        <text:list-item>
          <text:p text:style-name="P46">Zentrale Übersicht über aktuelle und geplante Besucher</text:p>
        </text:list-item>
        <text:list-item>
          <text:p text:style-name="P46">Kennzeichnung vorangemeldeter und nicht vorangemeldeter Besucher</text:p>
        </text:list-item>
        <text:list-item>
          <text:p text:style-name="P46">Unterstützung bei Rückfragen und Prüfungen</text:p>
        </text:list-item>
      </text:list>
      <text:list xml:id="list4936468764258" text:continue-list="list4935601386531" text:style-name="WWNum8">
        <text:list-item>
          <text:h text:style-name="Heading_20_1" text:outline-level="1"><text:bookmark-start text:name="__RefHeading___Toc6836_3608300767"/><text:soft-page-break/>Nicht-funktionale Anforderungen<text:bookmark-end text:name="__RefHeading___Toc6836_3608300767"/></text:h>
        </text:list-item>
      </text:list>
      <text:h text:style-name="Heading_20_2" text:outline-level="2"><text:bookmark-start text:name="__RefHeading___Toc6838_3608300767"/><text:span text:style-name="T28">6</text:span>.1 Performance<text:bookmark-end text:name="__RefHeading___Toc6838_3608300767"/></text:h>
      <text:list text:style-name="L13">
        <text:list-item>
          <text:p text:style-name="P47">Das System muss Ladezeiten von &lt; 2 Sekunden für alle Seiten und Funktionen bieten.</text:p>
        </text:list-item>
        <text:list-item>
          <text:p text:style-name="P47">Das System muss gleichzeitige Zugriffe von bis zu 500 Nutzern ohne Leistungseinbußen verarbeiten können.</text:p>
        </text:list-item>
      </text:list>
      <text:h text:style-name="P48" text:outline-level="2"><text:bookmark-start text:name="__RefHeading___Toc6840_3608300767"/><text:span text:style-name="T28">6</text:span>.2 Sicherheit<text:bookmark-end text:name="__RefHeading___Toc6840_3608300767"/></text:h>
      <text:list text:style-name="L14">
        <text:list-item>
          <text:p text:style-name="P49"><text:span text:style-name="T13">DSGVO-konforme Verarbeitung personenbezogener Daten</text:span></text:p>
        </text:list-item>
        <text:list-item>
          <text:p text:style-name="P49">Zugriff auf sensible Daten nur über <text:span text:style-name="Strong_20_Emphasis"><text:span text:style-name="T13">authentifizierte Benutzerkonten</text:span></text:span><text:span text:style-name="T13">.</text:span></text:p>
        </text:list-item>
        <text:list-item>
          <text:p text:style-name="P50"><text:span text:style-name="Strong_20_Emphasis"><text:span text:style-name="T13">Verschlüsselung</text:span></text:span> aller Datenübertragungen (HTTPS/TLS).</text:p>
        </text:list-item>
        <text:list-item>
          <text:p text:style-name="P50">Protokollierung aller Nutzeraktionen (Audit-Trail).</text:p>
        </text:list-item>
      </text:list>
      <text:h text:style-name="Heading_20_2" text:outline-level="2"><text:bookmark-start text:name="__RefHeading___Toc6842_3608300767"/><text:span text:style-name="T28">6</text:span>.3 Verfügbarkeit<text:bookmark-end text:name="__RefHeading___Toc6842_3608300767"/></text:h>
      <text:list text:style-name="L15">
        <text:list-item>
          <text:p text:style-name="P51">System muss <text:span text:style-name="Strong_20_Emphasis"><text:span text:style-name="T13">9</text:span></text:span><text:span text:style-name="Strong_20_Emphasis"><text:span text:style-name="T29">8</text:span></text:span><text:span text:style-name="Strong_20_Emphasis"><text:span text:style-name="T13"> % Verfügbarkeit pro Monat</text:span></text:span> gewährleisten.</text:p>
        </text:list-item>
        <text:list-item>
          <text:p text:style-name="P51">Automatische <text:span text:style-name="Strong_20_Emphasis"><text:span text:style-name="T13">Fehlererkennung und Backup</text:span></text:span> der Daten mindestens einmal täglich.</text:p>
        </text:list-item>
        <text:list-item>
          <text:p text:style-name="P51">Wiederherstellbarkeit des Systems im Notfall innerhalb von<text:span text:style-name="T13"> </text:span><text:span text:style-name="Strong_20_Emphasis"><text:span text:style-name="T13">4 Stunden</text:span></text:span><text:span text:style-name="T13">.</text:span></text:p>
        </text:list-item>
      </text:list>
      <text:h text:style-name="Heading_20_2" text:outline-level="2"><text:bookmark-start text:name="__RefHeading___Toc6844_3608300767"/><text:span text:style-name="T28">6</text:span>.4 Benutzbarkeit<text:bookmark-end text:name="__RefHeading___Toc6844_3608300767"/></text:h>
      <text:list text:style-name="L16">
        <text:list-item>
          <text:p text:style-name="P52"><text:span text:style-name="T30">I</text:span>ntuitive, leicht verständliche Benutzeroberfläche für alle Nutzergruppen.</text:p>
        </text:list-item>
        <text:list-item>
          <text:p text:style-name="P52">Online-Hilfe, Tooltips und kurze Anleitung verfügbar.</text:p>
        </text:list-item>
        <text:list-item>
          <text:p text:style-name="P52">Minimaler Schulungsaufwand: Sicherheitsdienst und Unternehmensmitarbeitende sollen das System <text:span text:style-name="Strong_20_Emphasis"><text:span text:style-name="T13">innerhalb eines Tages einlernen</text:span></text:span> können.</text:p>
        </text:list-item>
      </text:list>
      <text:h text:style-name="P53" text:outline-level="2"><text:bookmark-start text:name="__RefHeading___Toc6844_3608300767 Kopie 1"/><text:span text:style-name="T28">6</text:span>.<text:span text:style-name="T31">5</text:span> Skalierbarkeit<text:bookmark-end text:name="__RefHeading___Toc6844_3608300767 Kopie 1"/></text:h>
      <text:list text:style-name="L17">
        <text:list-item>
          <text:p text:style-name="P54">Das System muss erweiterbar sein für <text:span text:style-name="Strong_20_Emphasis"><text:span text:style-name="T13">künftige Funktionen</text:span></text:span> wie z. B. Besucherstatistiken, mobile Apps oder Schnittstellen zu Partnerunternehmen.</text:p>
        </text:list-item>
      </text:list>
      <text:h text:style-name="P53" text:outline-level="2"><text:bookmark-start text:name="__RefHeading___Toc6844_3608300767 Kopie 2"/><text:span text:style-name="T28">6</text:span>.<text:span text:style-name="T31">6</text:span> Wartbarkeit<text:bookmark-end text:name="__RefHeading___Toc6844_3608300767 Kopie 2"/></text:h>
      <text:list text:style-name="L18">
        <text:list-item>
          <text:p text:style-name="P55">Zentrale Administration durch IT-Team möglich.</text:p>
        </text:list-item>
        <text:list-item>
          <text:p text:style-name="P55">Einfache Konfiguration von Nutzerrechten und Einstellungen.</text:p>
        </text:list-item>
        <text:list-item>
          <text:p text:style-name="P55">Dokumentation und Code so gepflegt, dass <text:span text:style-name="Strong_20_Emphasis"><text:span text:style-name="T13">Updates innerhalb von </text:span></text:span><text:span text:style-name="Strong_20_Emphasis"><text:span text:style-name="T29">2</text:span></text:span><text:span text:style-name="Strong_20_Emphasis"><text:span text:style-name="T13">–</text:span></text:span><text:span text:style-name="Strong_20_Emphasis"><text:span text:style-name="T29">5</text:span></text:span><text:span text:style-name="Strong_20_Emphasis"><text:span text:style-name="T13"> Tagen</text:span></text:span> durchgeführt werden können.</text:p>
        </text:list-item>
      </text:list>
      <text:list xml:id="list4936550119909" text:continue-list="list4936468764258" text:style-name="WWNum8">
        <text:list-item>
          <text:h text:style-name="Heading_20_1" text:outline-level="1"><text:bookmark-start text:name="__RefHeading___Toc6846_3608300767"/>Randbedingungen<text:bookmark-end text:name="__RefHeading___Toc6846_3608300767"/></text:h>
        </text:list-item>
      </text:list>
      <text:list text:style-name="L19">
        <text:list-item>
          <text:p text:style-name="P56">Projektbudget: 150.000€ – 250.000€</text:p>
        </text:list-item>
        <text:list-item>
          <text:p text:style-name="P56">Zeitrahmen: 1 Jahr</text:p>
        </text:list-item>
        <text:list-item>
          <text:p text:style-name="P57">Datenschutz und Informationssicherheit muss gewährleistet sein.</text:p>
        </text:list-item>
        <text:list-item>
          <text:p text:style-name="P58"><text:soft-page-break/>Webbasierte Lösung</text:p>
        </text:list-item>
        <text:list-item>
          <text:p text:style-name="P58">Nutzung über bestehende IT-Infrastruktur</text:p>
        </text:list-item>
        <text:list-item>
          <text:p text:style-name="P58">Integration in bestehende Intranet-Umgebung</text:p>
        </text:list-item>
      </text:list>
      <text:list xml:id="list4935777831806" text:continue-list="list4936550119909" text:style-name="WWNum8">
        <text:list-item>
          <text:h text:style-name="Heading_20_1" text:outline-level="1"><text:bookmark-start text:name="__RefHeading___Toc6848_3608300767"/>Abnahmekriterien<text:bookmark-end text:name="__RefHeading___Toc6848_3608300767"/></text:h>
        </text:list-item>
      </text:list>
      <text:list text:style-name="L20">
        <text:list-item>
          <text:p text:style-name="P59">Reduktion der Wartezeiten an der Zufahrt</text:p>
        </text:list-item>
        <text:list-item>
          <text:p text:style-name="P59">Erhöhung der Voranmeldequote über 30%</text:p>
        </text:list-item>
        <text:list-item>
          <text:p text:style-name="P59">Verringerung manueller Prüfungen durch den Sicherheitsdienst</text:p>
        </text:list-item>
        <text:list-item>
          <text:p text:style-name="P59">Stabiler Betrieb mit kurzen Ladezeiten</text:p>
        </text:list-item>
        <text:list-item>
          <text:p text:style-name="P59">Die Messung der Abnahmekriterien erfolgt anhand definierter Kennzahlen (z. B. Durchschnittliche Wartezeit in Minuten während Stoßzeiten).</text:p>
        </text:list-item>
      </text:list>
      <text:list xml:id="list4936511656600" text:continue-list="list4935777831806" text:style-name="WWNum8">
        <text:list-item>
          <text:h text:style-name="Heading_20_1" text:outline-level="1"><text:bookmark-start text:name="__RefHeading___Toc6850_3608300767"/>Liefergegenstände<text:bookmark-end text:name="__RefHeading___Toc6850_3608300767"/></text:h>
        </text:list-item>
      </text:list>
      <text:h text:style-name="P60" text:outline-level="2"><text:bookmark-start text:name="__RefHeading___Toc6838_3608300767 Kopie 1"/><text:span text:style-name="T32">9</text:span>.1 Digitale Besuchermanagementsoftware<text:bookmark-end text:name="__RefHeading___Toc6838_3608300767 Kopie 1"/></text:h>
      <text:list text:style-name="L21">
        <text:list-item>
          <text:p text:style-name="P61">Web-basiertes Portal für Besucheranmeldung, Check-in, Sicherheitsprüfung und Reporting</text:p>
        </text:list-item>
        <text:list-item>
          <text:p text:style-name="P61">Benutzerrollen: Besucher, Unternehmensmitarbeitende, Sicherheitsdienst/Facility Management, Administratoren</text:p>
        </text:list-item>
      </text:list>
      <text:p text:style-name="Standard"/>
      <text:h text:style-name="P60" text:outline-level="2"><text:bookmark-start text:name="__RefHeading___Toc6838_3608300767 Kopie 1 Kopie 1"/><text:span text:style-name="T32">9</text:span>.<text:span text:style-name="T32">2</text:span> Dokumentation<text:bookmark-end text:name="__RefHeading___Toc6838_3608300767 Kopie 1 Kopie 1"/></text:h>
      <text:list text:style-name="L22">
        <text:list-item>
          <text:p text:style-name="P62">Benutzerhandbuch</text:p>
        </text:list-item>
        <text:list-item>
          <text:p text:style-name="P62">Administratorenhandbuch / Systemhandbuch</text:p>
        </text:list-item>
        <text:list-item>
          <text:p text:style-name="P62">Schnittstellen- und Integrationsdokumentation</text:p>
        </text:list-item>
      </text:list>
      <text:p text:style-name="Standard"/>
      <text:h text:style-name="P60" text:outline-level="2"><text:bookmark-start text:name="__RefHeading___Toc6838_3608300767 Kopie 1 Kopie 1 Kopie 1"/><text:span text:style-name="T32">9</text:span>.<text:span text:style-name="T32">3</text:span> <text:span text:style-name="T32">Schulung</text:span><text:bookmark-end text:name="__RefHeading___Toc6838_3608300767 Kopie 1 Kopie 1 Kopie 1"/></text:h>
      <text:list text:style-name="L23">
        <text:list-item>
          <text:p text:style-name="P63">Kurze Videos Tutorials für Unternehmensmitarbeitende zur Besucheranmeldung</text:p>
        </text:list-item>
        <text:list-item>
          <text:p text:style-name="P64">Einweisung Sicherheitsdienst / Facility Management</text:p>
        </text:list-item>
        <text:list-item>
          <text:p text:style-name="P65">Eine erste Einführung</text:p>
        </text:list-item>
      </text:list>
      <text:p text:style-name="P66"/>
      <text:h text:style-name="P67" text:outline-level="2"><text:bookmark-start text:name="__RefHeading___Toc6838_3608300767 Kopie 1 Kopie 1 Kopie 1 Kopie 1"/>9.<text:span text:style-name="T33">4</text:span> Test- und Abnahmeberichte<text:bookmark-end text:name="__RefHeading___Toc6838_3608300767 Kopie 1 Kopie 1 Kopie 1 Kopie 1"/></text:h>
      <text:list text:style-name="L24">
        <text:list-item>
          <text:p text:style-name="P68">Systemtestberichte (Funktionalität, Performance, Sicherheit)</text:p>
        </text:list-item>
        <text:list-item>
          <text:p text:style-name="P68">Abnahmeprotokolle mit Erfolgsnachweis</text:p>
        </text:list-item>
      </text:list>
      <text:list text:continue-list="list4936511656600" text:style-name="WWNum8">
        <text:list-item>
          <text:h text:style-name="Heading_20_1" text:outline-level="1"><text:bookmark-start text:name="__RefHeading___Toc6852_3608300767"/><text:soft-page-break/>Glossar<text:bookmark-end text:name="__RefHeading___Toc6852_3608300767"/></text:h>
        </text:list-item>
      </text:list>
      <text:list text:style-name="L25">
        <text:list-item>
          <text:p text:style-name="P69"><text:span text:style-name="T34">Walk-in-Besucher:</text:span> Besucher ohne vorherige Anmeldung</text:p>
        </text:list-item>
        <text:list-item>
          <text:p text:style-name="P69"><text:span text:style-name="T34">Besuchermanagement:</text:span> Prozesse zur Anmeldung, Prüfung und Steuerung von Besuchern</text:p>
        </text:list-item>
        <text:list-item>
          <text:p text:style-name="P69"><text:span text:style-name="T34">Facility Management:</text:span> Organisation und Betrieb der technischen und infrastrukturellen Dienstleistungen</text:p>
        </text:list-item>
        <text:list-item>
          <text:p text:style-name="P69"><text:span text:style-name="T34">Audit-Trail:</text:span> Nachvollziehbare Protokollierung von System- und Nutzeraktione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Fett" style:font-family-generic="swiss" style:font-pitch="variable"/>
    <style:font-face style:name="Arial4" svg:font-family="Arial" style:font-adornments="Standar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4" fo:font-family="Arial" style:font-style-name="Standard" style:font-family-generic="swiss"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1"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Standard" style:next-style-name="Standard" style:default-outline-level="1" style:list-style-name="WWNum8" style:class="chapter">
      <style:paragraph-properties fo:margin-top="0.635cm" fo:margin-bottom="0.318cm" style:contextual-spacing="false" fo:padding-left="0cm" fo:padding-right="0cm" fo:padding-top="0cm" fo:padding-bottom="0.035cm" fo:border-left="none" fo:border-right="none" fo:border-top="none" fo:border-bottom="0.99pt solid #000000" fo:keep-with-next="always"/>
      <style:text-properties fo:text-transform="uppercase" fo:color="#007fc5" loext:opacity="100%" style:font-name="Arial1" fo:font-family="Arial" style:font-family-generic="swiss" style:font-pitch="variable" fo:font-size="16pt" fo:font-weight="bold" style:letter-kerning="true" style:font-name-asian="Times New Roman" style:font-family-asian="'Times New Roman'" style:font-family-generic-asian="system" style:font-pitch-asian="variable" style:font-size-asian="16pt" style:language-asian="de" style:country-asian="DE" style:font-weight-asian="bold" style:font-name-complex="Arial2" style:font-family-complex="Arial" style:font-family-generic-complex="system" style:font-pitch-complex="variable" style:font-size-complex="16pt" style:font-weight-complex="bold"/>
    </style:style>
    <style:style style:name="Überschrift_20_1_20_ohne" style:display-name="Überschrift 1 ohne" style:family="paragraph" style:parent-style-name="Heading_20_1" style:list-style-nam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style:font-name="Arial3" fo:font-family="Arial" style:font-style-name="Fett" style:font-family-generic="swiss" style:font-pitch="variable" fo:font-size="13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List_20_1_20_Start" style:display-name="List 1 Start" style:family="paragraph" style:parent-style-name="List" style:next-style-name="List_20_1" style:class="list">
      <style:paragraph-properties fo:margin-left="0.635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top="0cm" fo:margin-bottom="0.212cm" style:contextual-spacing="false" fo:text-indent="-0.635cm" style:auto-text-indent="false"/>
    </style:style>
    <style:style style:name="Text" style:family="paragraph" style:parent-style-name="Caption" style:class="extra"/>
    <style:style style:name="Numbering_20_1_20_Start" style:display-name="Numbering 1 Start" style:family="paragraph" style:parent-style-name="List" style:next-style-name="Numbering_20_1" style:class="list">
      <style:paragraph-properties fo:margin-left="0.635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style style:name="MP2" style:family="paragraph">
      <loext:graphic-properties draw:fill="none" draw:fill-color="#ffffff"/>
      <style:text-properties fo:color="#bfbfbf" loext:opacity="100%" style:font-name="Arial1" fo:font-size="26pt" style:font-size-asian="26pt" style:font-size-complex="26pt"/>
    </style:style>
    <style:style style:name="MP3" style:family="paragraph" style:parent-style-name="Footer">
      <style:paragraph-properties fo:line-height="100%" fo:text-align="center" style:justify-single-word="false"/>
      <style:text-properties officeooo:paragraph-rsid="000f8b38"/>
    </style:style>
    <style:style style:name="MT1" style:family="text">
      <style:text-properties fo:color="#808080" loext:opacity="100%" style:font-name="Arial1" fo:font-size="26pt" style:font-size-asian="26pt" style:font-size-complex="26pt"/>
    </style:style>
    <style:style style:name="MT2" style:family="text">
      <style:text-properties style:font-name-complex="Arial2"/>
    </style:style>
    <style:style style:name="M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Mgr1" style:family="graphic">
      <style:graphic-properties draw:stroke="none" svg:stroke-color="#000000" draw:fill="none" draw:fill-color="#ffffff" fo:min-height="1.057cm" loext:decorative="false" style:run-through="foreground" style:wrap="none" style:vertical-pos="middle" style:vertical-rel="paragraph" style:horizontal-pos="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text:anchor-type="paragraph" draw:z-index="15" draw:name="Textrahmen 2" draw:style-name="Mgr1" draw:text-style-name="MP2" svg:width="6.061cm" svg:height="1.057cm" svg:x="0cm" svg:y="0.564cm"><draw:text-box><text:p><text:span text:style-name="MT1">LASTENHEFT</text:span></text:p></draw:text-box></draw:frame><text:tab/><draw:frame draw:style-name="Mfr1" draw:name="Bild 3 Kopie 1" text:anchor-type="as-char" svg:width="7.167cm" svg:height="2.085cm" draw:z-index="7"><draw:image xlink:href="Pictures/10000000000005130000017A1CD43826.jpg" xlink:type="simple" xlink:show="embed" xlink:actuate="onLoad" draw:mime-type="image/jpeg"/></draw:frame></text:p>
      </style:header>
      <style:footer>
        <text:p text:style-name="MP3" loext:marker-style-name="MT2"><text:page-number text:select-page="current">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12T00:17:30.581774000</meta:creation-date>
    <meta:editing-duration>PT3H2M2S</meta:editing-duration>
    <meta:editing-cycles>75</meta:editing-cycles>
    <meta:generator>LibreOffice/25.8.4.2$MacOSX_AARCH64 LibreOffice_project/290daaa01b999472f0c7a3890eb6a550fd74c6df</meta:generator>
    <dc:date>2026-01-17T00:49:35.278219000</dc:date>
    <meta:document-statistic meta:table-count="1" meta:image-count="1" meta:object-count="0" meta:page-count="8" meta:paragraph-count="180" meta:word-count="1046" meta:character-count="8595" meta:non-whitespace-character-count="7820"/>
  </office:meta>
</office:document-meta>
</file>